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6cm" style:rel-column-width="32098*"/>
    </style:style>
    <style:style style:name="Table1.B" style:family="table-column">
      <style:table-column-properties style:column-width="9.694cm" style:rel-column-width="33437*"/>
    </style:style>
    <style:style style:name="Table1.1" style:family="table-row">
      <style:table-row-properties style:min-row-height="2.536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3.067cm" style:rel-column-width="45069*"/>
    </style:style>
    <style:style style:name="Table3.B" style:family="table-column">
      <style:table-column-properties style:column-width="5.934cm" style:rel-column-width="20466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style:vertical-align="middle" fo:padding="0.097cm" fo:border="none"/>
    </style:style>
    <style:style style:name="Table9" style:family="table">
      <style:table-properties style:width="18.997cm" table:align="left"/>
    </style:style>
    <style:style style:name="Table9.A" style:family="table-column">
      <style:table-column-properties style:column-width="2.304cm"/>
    </style:style>
    <style:style style:name="Table9.B" style:family="table-column">
      <style:table-column-properties style:column-width="2.099cm"/>
    </style:style>
    <style:style style:name="Table9.E" style:family="table-column">
      <style:table-column-properties style:column-width="2.702cm"/>
    </style:style>
    <style:style style:name="Table9.G" style:family="table-column">
      <style:table-column-properties style:column-width="2.198cm"/>
    </style:style>
    <style:style style:name="Table9.H" style:family="table-column">
      <style:table-column-properties style:column-width="2.196cm"/>
    </style:style>
    <style:style style:name="Table9.I" style:family="table-column">
      <style:table-column-properties style:column-width="1.201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bottom"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9.I1" style:family="table-cell">
      <style:table-cell-properties style:vertical-align="bottom" fo:background-color="#fff5f0" fo:padding="0.097cm" fo:border="0.05pt solid #999999">
        <style:background-image/>
      </style:table-cell-properties>
    </style:style>
    <style:style style:name="Table9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9.3" style:family="table-row">
      <style:table-row-properties style:min-row-height="0.081cm" fo:keep-together="always"/>
    </style:style>
    <style:style style:name="Table9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B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C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D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E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F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G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H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I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A5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6" style:family="table-row">
      <style:table-row-properties style:min-row-height="0.397cm" fo:keep-together="always"/>
    </style:style>
    <style:style style:name="Table9.A6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8.997cm" table:align="left" style:may-break-between-rows="false"/>
    </style:style>
    <style:style style:name="Table7.A" style:family="table-column">
      <style:table-column-properties style:column-width="13.402cm"/>
    </style:style>
    <style:style style:name="Table7.B" style:family="table-column">
      <style:table-column-properties style:column-width="5.595cm"/>
    </style:style>
    <style:style style:name="Table7.A1" style:family="table-cell">
      <style:table-cell-properties fo:padding="0cm" fo:border-left="none" fo:border-right="none" fo:border-top="none" fo:border-bottom="0.05pt solid #999999"/>
    </style:style>
    <style:style style:name="Table7.B1" style:family="table-cell">
      <style:table-cell-properties fo:padding="0cm" fo:border="none"/>
    </style:style>
    <style:style style:name="Table8" style:family="table">
      <style:table-properties style:width="5.595cm" table:align="margins" style:may-break-between-rows="false"/>
    </style:style>
    <style:style style:name="Table8.A" style:family="table-column">
      <style:table-column-properties style:column-width="2.196cm" style:rel-column-width="1245*"/>
    </style:style>
    <style:style style:name="Table8.B" style:family="table-column">
      <style:table-column-properties style:column-width="2.207cm" style:rel-column-width="1251*"/>
    </style:style>
    <style:style style:name="Table8.C" style:family="table-column">
      <style:table-column-properties style:column-width="1.192cm" style:rel-column-width="676*"/>
    </style:style>
    <style:style style:name="Table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8.B1" style:family="table-cell">
      <style:table-cell-properties fo:padding="0.097cm" fo:border-left="0.05pt solid #999999" fo:border-right="none" fo:border-top="0.05pt solid #999999" fo:border-bottom="0.05pt solid #999999"/>
    </style:style>
    <style:style style:name="Table8.C1" style:family="table-cell">
      <style:table-cell-properties fo:padding="0.097cm" fo:border-left="0.05pt solid #999999" fo:border-right="none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aa5f25" style:font-size-asian="10pt" style:font-size-complex="10pt"/>
    </style:style>
    <style:style style:name="P1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2ac1128" officeooo:paragraph-rsid="02d7bbc8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weight="bold" officeooo:paragraph-rsid="02aa5f25" style:font-size-asian="10.5pt" style:font-weight-asian="bold" style:font-size-complex="10.5pt" style:font-weight-complex="bold"/>
    </style:style>
    <style:style style:name="P1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f5b1f6" officeooo:paragraph-rsid="02aa5f2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1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1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19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Calibri" fo:font-size="8pt" fo:language="fr" fo:country="FR" fo:font-style="normal" fo:font-weight="normal" officeooo:rsid="003f7786" officeooo:paragraph-rsid="03024ac7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21" style:family="paragraph" style:parent-style-name="Standard">
      <style:text-properties style:font-name="Calibri" fo:font-size="6pt" fo:font-style="normal" fo:font-weight="normal" officeooo:rsid="02f7264f" officeooo:paragraph-rsid="02ff8224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30230a3" officeooo:paragraph-rsid="030230a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3023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3024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font-name="Calibri" fo:font-size="10pt" officeooo:rsid="02ffe55c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style:font-name="Calibri" fo:font-size="10pt" officeooo:rsid="02ffe55c"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pt" fo:font-weight="normal" officeooo:rsid="02ffe55c" officeooo:paragraph-rsid="03114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9pt" officeooo:rsid="02fa741a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f726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31cf2e1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30230a3" officeooo:paragraph-rsid="030230a3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31365e5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30230a3" officeooo:paragraph-rsid="030230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efb013"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2966790" officeooo:paragraph-rsid="03191d8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30230a3" officeooo:paragraph-rsid="030230a3" style:font-size-asian="5.25pt" style:font-style-asian="normal" style:font-weight-asian="normal" style:font-size-complex="6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officeooo:paragraph-rsid="030230a3"/>
    </style:style>
    <style:style style:name="P42" style:family="paragraph" style:parent-style-name="Table_20_Contents">
      <style:paragraph-properties fo:text-align="center" style:justify-single-word="false"/>
      <style:text-properties officeooo:paragraph-rsid="02f726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761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3024ac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3024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size="10pt" fo:font-style="normal" fo:font-weight="bold" officeooo:rsid="03024a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font-size="16pt" fo:font-weight="bold" officeooo:rsid="02a6abda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31cf2e1" style:font-size-asian="16pt" style:font-weight-asian="bold" style:font-size-complex="16pt" style:font-weight-complex="bold"/>
    </style:style>
    <style:style style:name="T10" style:family="text">
      <style:text-properties fo:font-size="16pt" fo:font-style="normal" fo:font-weight="bold" officeooo:rsid="03024ac7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11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f5b1f6" style:font-style-asian="normal" style:font-style-complex="normal"/>
    </style:style>
    <style:style style:name="T13" style:family="text">
      <style:text-properties fo:font-style="normal" officeooo:rsid="02ac1128" style:font-style-asian="normal" style:font-style-complex="normal"/>
    </style:style>
    <style:style style:name="T14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5" style:family="text">
      <style:text-properties officeooo:rsid="012f134b"/>
    </style:style>
    <style:style style:name="T1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24431ff"/>
    </style:style>
    <style:style style:name="T19" style:family="text">
      <style:text-properties officeooo:rsid="030230a3"/>
    </style:style>
    <style:style style:name="T20" style:family="tex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font-name="Calibri" fo:font-size="10.5pt" fo:font-weight="bold" officeooo:rsid="030230a3" style:font-size-asian="10.5pt" style:font-weight-asian="bold" style:font-size-complex="10.5pt" style:font-weight-complex="bold"/>
    </style:style>
    <style:style style:name="T22" style:family="text">
      <style:text-properties style:font-name="Calibri" fo:font-size="9pt" fo:font-weight="bold" officeooo:rsid="03024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3" style:family="text">
      <style:text-properties style:font-name="Calibri" fo:font-size="9pt" fo:font-weight="bold" officeooo:rsid="030230a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24" style:family="text">
      <style:text-properties officeooo:rsid="03024ac7"/>
    </style:style>
    <style:style style:name="T25" style:family="text">
      <style:text-properties fo:font-size="9pt" officeooo:rsid="029a17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officeooo:rsid="029a17b9" style:font-style-asian="normal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fo:font-style="italic" officeooo:rsid="03024ac7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4"><text:text-input text:description="&lt;company.name&gt;">Company Name</text:text-input></text:span><text:span text:style-name="T16"><text:line-break/></text:span><text:span text:style-name="T17"><text:text-input text:description="&lt;company.street&gt;">Street</text:text-input></text:span><text:span text:style-name="T17"> </text:span><text:span text:style-name="T17"><text:text-input text:description="&lt;company.street2&gt;">street2</text:text-input></text:span><text:span text:style-name="T17"><text:line-break/></text:span><text:span text:style-name="T17"><text:text-input text:description="&lt;company.zip&gt;">Zip</text:text-input></text:span><text:span text:style-name="T17"> </text:span><text:span text:style-name="T17"><text:text-input text:description="&lt;company.city&gt;">City</text:text-input></text:span><text:span text:style-name="T17"> </text:span><text:span text:style-name="T17"><text:text-input text:description="&lt;company.country_id.name&gt;">Country</text:text-input></text:span><text:span text:style-name="T5"><text:line-break/></text:span><text:span text:style-name="T5"><text:text-input text:description="&lt;(company.phone and 'Tél.:           ' or '') + (company.phone and company.phone or '')&gt;">Phone</text:text-input></text:span><text:span text:style-name="T5"><text:line-break/></text:span><text:span text:style-name="T5"><text:text-input text:description="&lt;(company.fax and 'Fax:             ' or '') + (company.fax and company.fax or '')&gt;">Fax</text:text-input></text:span><text:span text:style-name="T5"><text:line-break/></text:span><text:span text:style-name="T4"><text:text-input text:description="&lt;company.email and company.email&gt;">Email</text:text-input></text:span></text:p>
          </table:table-cell>
          <table:table-cell table:style-name="Table1.A1" office:value-type="string">
            <text:p text:style-name="P16"><text:s/><draw:frame draw:style-name="fr1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1"><text:span text:style-name="T11"><text:text-input text:description="&lt;if test=&quot;o.partner_id&quot;&gt;">If</text:text-input></text:span><text:span text:style-name="T11"><text:s/></text:span></text:p>
            <text:p text:style-name="P13"><text:span text:style-name="T13"><text:text-input text:description="&lt;print_address_type('invoice')&gt;">Address type:</text:text-input></text:span><text:span text:style-name="T12"> </text:span></text:p>
            <text:p text:style-name="P12"><text:span text:style-name="T18"><text:text-input text:description="&lt; format_address(o.partner_id, 'invoice') &gt;">format_address</text:text-input></text:span> </text:p>
            <text:p text:style-name="P14"><text:text-input text:description="&lt;/if&gt;">Endif</text:text-input>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<text:span text:style-name="T8">Relance de facture</text:span><text:span text:style-name="T9">(s)</text:span><text:span text:style-name="T8"> non réglée</text:span><text:span text:style-name="T9">(s)</text:span><text:span text:style-name="T8"> n °</text:span><text:span text:style-name="T10"><text:text-input text:description="&lt;o.counter&gt;">0</text:text-input></text:span></text:p>
          </table:table-cell>
          <table:table-cell table:style-name="Table3.B1" office:value-type="string">
            <text:p text:style-name="P7"><text:text-input text:description="&lt;if test=&quot;o.date&quot;&gt;">If</text:text-input></text:p>
            <text:p text:style-name="P10"><text:span text:style-name="T15">En d</text:span>ate <text:span text:style-name="T15">du</text:span> <text:span text:style-name="T3"><text:text-input text:description="&lt;formatLang(o.date, date=True)&gt;">Date</text:text-input></text:span></text:p>
            <text:p text:style-name="P8"><text:text-input text:description="&lt;/if&gt;">Endif</text:text-input></text:p>
          </table:table-cell>
        </table:table-row>
      </table:table>
      <text:p text:style-name="P17"/>
      <text:p text:style-name="P22">Cher client,</text:p>
      <text:p text:style-name="P40"/>
      <text:p text:style-name="P22">Selon notre comptabilité, les factures suivantes sont en souffrance :</text:p>
      <text:p text:style-name="P6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column table:style-name="Table9.B"/>
        <table:table-column table:style-name="Table9.G"/>
        <table:table-column table:style-name="Table9.H"/>
        <table:table-column table:style-name="Table9.I"/>
        <table:table-header-rows>
          <table:table-row table:style-name="Table9.1">
            <table:table-cell table:style-name="Table9.A1" office:value-type="string">
              <text:p text:style-name="P36">Numéro de facture</text:p>
            </table:table-cell>
            <table:table-cell table:style-name="Table9.A1" office:value-type="string">
              <text:p text:style-name="P36">Date <text:span text:style-name="T19">de facturation</text:span></text:p>
            </table:table-cell>
            <table:table-cell table:style-name="Table9.A1" office:value-type="string">
              <text:p text:style-name="P42"><text:span text:style-name="T21">Conditions de paiement</text:span><text:span text:style-name="T20"> </text:span></text:p>
            </table:table-cell>
            <table:table-cell table:style-name="Table9.A1" office:value-type="string">
              <text:p text:style-name="P37">Date d’échéance</text:p>
            </table:table-cell>
            <table:table-cell table:style-name="Table9.A1" office:value-type="string">
              <text:p text:style-name="P37">Réf. commande</text:p>
            </table:table-cell>
            <table:table-cell table:style-name="Table9.A1" office:value-type="string">
              <text:p text:style-name="P36">Total HT</text:p>
            </table:table-cell>
            <table:table-cell table:style-name="Table9.A1" office:value-type="string">
              <text:p text:style-name="P38">Total</text:p>
            </table:table-cell>
            <table:table-cell table:style-name="Table9.A1" office:value-type="string">
              <text:p text:style-name="P38">Solde dû</text:p>
            </table:table-cell>
            <table:table-cell table:style-name="Table9.I1" office:value-type="string">
              <text:p text:style-name="P41"><text:span text:style-name="T22">Nbr</text:span><text:span text:style-name="T23"> </text:span><text:span text:style-name="T22">rappels</text:span></text:p>
            </table:table-cell>
          </table:table-row>
        </table:table-header-rows>
        <table:table-row table:style-name="Table9.1">
          <table:table-cell table:style-name="Table9.A2" table:number-columns-spanned="9" office:value-type="string">
            <text:p text:style-name="P27"><text:text-input text:description="&lt;for each=&quot;inv in o.invoice_ids.sorted(key='date_invoice')&quot;&gt;">@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3" table:number-columns-spanned="9" office:value-type="string">
            <text:p text:style-name="P23"><text:text-input text:description="&lt;if test=&quot;inv&quot;&gt;">%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4" office:value-type="string">
            <text:p text:style-name="P26"><text:text-input text:description="&lt;inv.number&gt;">Number</text:text-input></text:p>
          </table:table-cell>
          <table:table-cell table:style-name="Table9.B4" office:value-type="string">
            <text:p text:style-name="P25"><text:text-input text:description="&lt;formatLang(inv.date_invoice, date=True)&gt;">Invoice Date</text:text-input></text:p>
          </table:table-cell>
          <table:table-cell table:style-name="Table9.C4" office:value-type="string">
            <text:p text:style-name="P24"><text:span text:style-name="T24"><text:text-input text:description="&lt;inv.payment_term_id.name&gt;">Terms</text:text-input></text:span></text:p>
          </table:table-cell>
          <table:table-cell table:style-name="Table9.D4" office:value-type="string">
            <text:p text:style-name="P26"><text:text-input text:description="&lt;formatLang(inv.date_due, date=True)&gt;">Due Date</text:text-input></text:p>
          </table:table-cell>
          <table:table-cell table:style-name="Table9.E4" office:value-type="string">
            <text:p text:style-name="P39"><text:span text:style-name="T24"><text:text-input text:description="&lt;inv.origin&gt;">Origin</text:text-input></text:span><text:span text:style-name="T24">,</text:span><text:span text:style-name="T27"> </text:span><text:span text:style-name="T27"><text:text-input text:description="&lt;inv.name&gt;">Name</text:text-input></text:span></text:p>
          </table:table-cell>
          <table:table-cell table:style-name="Table9.F4" office:value-type="string">
            <text:p text:style-name="P30"><text:text-input text:description="&lt;formatLang(inv.amount_untaxed_invoice_signed, dp='Account', currency_obj=inv.currency_id)&gt;">HT</text:text-input></text:p>
          </table:table-cell>
          <table:table-cell table:style-name="Table9.G4" office:value-type="string">
            <text:p text:style-name="P31"><text:text-input text:description="&lt;formatLang(inv.amount_total_signed, dp='Account', currency_obj=inv.currency_id)&gt;">TTC</text:text-input></text:p>
          </table:table-cell>
          <table:table-cell table:style-name="Table9.H4" office:value-type="string">
            <text:p text:style-name="P32"><text:text-input text:description="&lt;formatLang(inv.residual_signed, dp='Account', currency_obj=inv.currency_id)&gt;">Due</text:text-input></text:p>
          </table:table-cell>
          <table:table-cell table:style-name="Table9.I4" office:value-type="string">
            <text:p text:style-name="P26"><text:span text:style-name="T24"><text:text-input text:description="&lt;inv.overdue_reminder_counter&gt;">0</text:text-input></text:span></text:p>
          </table:table-cell>
        </table:table-row>
        <table:table-row table:style-name="Table9.3">
          <table:table-cell table:style-name="Table9.A5" table:number-columns-spanned="9" office:value-type="string">
            <text:p text:style-name="P23"><text:text-input text:description="&lt;/if&gt;">%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9" office:value-type="string">
            <text:p text:style-name="P28"><text:text-input text:description="&lt;/for&gt;">@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/>
          </table:table-cell>
          <table:table-cell table:style-name="Table7.B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34">Total dû</text:p>
                </table:table-cell>
                <table:table-cell table:style-name="Table8.B1" office:value-type="string">
                  <text:p text:style-name="P29"><text:text-input text:description="&lt;for each=&quot;tot in o.total_residual()&quot;&gt;">@For</text:text-input></text:p>
                  <text:p text:style-name="P35"><text:span text:style-name="T26"><text:text-input text:description="&lt;formatLang(tot[1], dp='Account', currency_obj=tot[0])&gt;">Total</text:text-input></text:span></text:p>
                  <text:p text:style-name="P29"><text:text-input text:description="&lt;/for&gt;">@End For</text:text-input></text:p>
                </table:table-cell>
                <table:table-cell table:style-name="Table8.C1" office:value-type="string">
                  <text:p text:style-name="P29"/>
                </table:table-cell>
              </table:table-row>
            </table:table>
            <text:p text:style-name="P9"/>
          </table:table-cell>
        </table:table-row>
      </table:table>
      <text:p text:style-name="P43"/>
      <text:p text:style-name="P44">Si vous avez effectué un paiement pour ces factures il y a quelques jours, veuillez ignorer cette lettre.</text:p>
      <text:p text:style-name="P44"/>
      <text:p text:style-name="P44">Cordialement,</text:p>
      <text:p text:style-name="P19"><text:span text:style-name="T2"><text:text-input text:description="&lt;user.name&gt;">User name</text:text-input>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11-24T12:38:13.126000000</dc:date>
    <meta:editing-duration>P2DT19H52M57S</meta:editing-duration>
    <meta:editing-cycles>933</meta:editing-cycles>
    <meta:generator>LibreOffice/6.4.1.2$Windows_X86_64 LibreOffice_project/4d224e95b98b138af42a64d84056446d09082932</meta:generator>
    <meta:document-statistic meta:table-count="6" meta:image-count="0" meta:object-count="0" meta:page-count="1" meta:paragraph-count="44" meta:word-count="197" meta:character-count="742" meta:non-whitespace-character-count="661"/>
    <meta:user-defined meta:name="Info 1"/>
    <meta:user-defined meta:name="Info 2"/>
    <meta:user-defined meta:name="Info 3"/>
    <meta:user-defined meta:name="Info 4"/>
  </office:meta>
</office:document-meta>
</file>